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58979" officeooo:paragraph-rsid="00058979"/>
    </style:style>
    <style:style style:name="P2" style:family="paragraph" style:parent-style-name="Standard">
      <style:text-properties fo:language="es" fo:country="CO" officeooo:rsid="0005d3b3" officeooo:paragraph-rsid="0005d3b3"/>
    </style:style>
    <style:style style:name="P3" style:family="paragraph" style:parent-style-name="Standard">
      <style:text-properties fo:color="#004586" loext:opacity="100%" fo:language="es" fo:country="CO" fo:font-weight="bold" officeooo:rsid="00058979" officeooo:paragraph-rsid="00058979" style:font-weight-asian="bold" style:font-weight-complex="bold"/>
    </style:style>
    <style:style style:name="P4" style:family="paragraph" style:parent-style-name="Standard">
      <style:text-properties fo:color="#004586" loext:opacity="100%" fo:language="es" fo:country="CO" fo:font-weight="bold" officeooo:rsid="0007ae0a" officeooo:paragraph-rsid="0007ae0a" style:font-weight-asian="bold" style:font-weight-complex="bold"/>
    </style:style>
    <style:style style:name="P5" style:family="paragraph" style:parent-style-name="Standard">
      <style:text-properties fo:color="#004586" loext:opacity="100%" fo:language="es" fo:country="CO" fo:font-weight="bold" officeooo:rsid="000990b4" officeooo:paragraph-rsid="000990b4" style:font-weight-asian="bold" style:font-weight-complex="bold"/>
    </style:style>
    <style:style style:name="P6" style:family="paragraph" style:parent-style-name="Standard">
      <style:text-properties style:use-window-font-color="true" loext:opacity="0%" fo:language="es" fo:country="CO" fo:font-weight="bold" officeooo:rsid="00058979" officeooo:paragraph-rsid="00058979" style:font-weight-asian="bold" style:font-weight-complex="bold"/>
    </style:style>
    <style:style style:name="P7" style:family="paragraph" style:parent-style-name="Standard">
      <style:text-properties style:use-window-font-color="true" loext:opacity="0%" fo:language="es" fo:country="CO" fo:font-weight="bold" officeooo:rsid="0005d3b3" officeooo:paragraph-rsid="0005d3b3" style:font-weight-asian="bold" style:font-weight-complex="bold"/>
    </style:style>
    <style:style style:name="P8" style:family="paragraph" style:parent-style-name="Standard">
      <style:text-properties style:use-window-font-color="true" loext:opacity="0%" fo:language="es" fo:country="CO" fo:font-weight="bold" officeooo:rsid="0007ae0a" officeooo:paragraph-rsid="0007ae0a" style:font-weight-asian="bold" style:font-weight-complex="bold"/>
    </style:style>
    <style:style style:name="P9" style:family="paragraph" style:parent-style-name="Standard">
      <style:text-properties style:use-window-font-color="true" loext:opacity="0%" fo:language="es" fo:country="CO" fo:font-weight="bold" officeooo:rsid="000918c3" officeooo:paragraph-rsid="000918c3" style:font-weight-asian="bold" style:font-weight-complex="bold"/>
    </style:style>
    <style:style style:name="P10" style:family="paragraph" style:parent-style-name="Standard">
      <style:text-properties style:use-window-font-color="true" loext:opacity="0%" fo:language="es" fo:country="CO" fo:font-weight="bold" officeooo:rsid="0007cb20" officeooo:paragraph-rsid="0007cb20" style:font-weight-asian="bold" style:font-weight-complex="bold"/>
    </style:style>
    <style:style style:name="P11" style:family="paragraph" style:parent-style-name="Standard">
      <style:text-properties style:use-window-font-color="true" loext:opacity="0%" fo:language="es" fo:country="CO" fo:font-weight="bold" officeooo:rsid="000990b4" officeooo:paragraph-rsid="000990b4" style:font-weight-asian="bold" style:font-weight-complex="bold"/>
    </style:style>
    <style:style style:name="P12" style:family="paragraph" style:parent-style-name="Standard">
      <style:text-properties style:use-window-font-color="true" loext:opacity="0%" fo:language="es" fo:country="CO" fo:font-weight="normal" officeooo:rsid="0005d3b3" officeooo:paragraph-rsid="0005d3b3" style:font-weight-asian="normal" style:font-weight-complex="normal"/>
    </style:style>
    <style:style style:name="P13" style:family="paragraph" style:parent-style-name="Standard">
      <style:text-properties style:use-window-font-color="true" loext:opacity="0%" fo:language="es" fo:country="CO" fo:font-weight="normal" officeooo:rsid="0007cb20" officeooo:paragraph-rsid="0007cb20" style:font-weight-asian="normal" style:font-weight-complex="normal"/>
    </style:style>
    <style:style style:name="P14" style:family="paragraph" style:parent-style-name="Standard">
      <style:text-properties style:use-window-font-color="true" loext:opacity="0%" fo:language="es" fo:country="CO" fo:font-weight="normal" officeooo:rsid="000918c3" officeooo:paragraph-rsid="000918c3" style:font-weight-asian="normal" style:font-weight-complex="normal"/>
    </style:style>
    <style:style style:name="P15" style:family="paragraph" style:parent-style-name="Standard">
      <style:text-properties style:use-window-font-color="true" loext:opacity="0%" fo:language="es" fo:country="CO" fo:font-weight="normal" officeooo:rsid="000990b4" officeooo:paragraph-rsid="000990b4" style:font-weight-asian="normal" style:font-weight-complex="normal"/>
    </style:style>
    <style:style style:name="P16" style:family="paragraph" style:parent-style-name="Standard">
      <style:text-properties fo:color="#ff420e" loext:opacity="100%" fo:language="es" fo:country="CO" officeooo:rsid="00058979" officeooo:paragraph-rsid="00058979"/>
    </style:style>
    <style:style style:name="P17" style:family="paragraph" style:parent-style-name="Standard">
      <style:text-properties fo:color="#ff420e" loext:opacity="100%" fo:language="es" fo:country="CO" fo:font-weight="normal" officeooo:rsid="000918c3" officeooo:paragraph-rsid="000918c3" style:font-weight-asian="normal" style:font-weight-complex="normal"/>
    </style:style>
    <style:style style:name="P18" style:family="paragraph" style:parent-style-name="Standard">
      <style:text-properties fo:color="#314004" loext:opacity="100%" fo:language="es" fo:country="CO" fo:font-weight="bold" officeooo:rsid="0005d3b3" officeooo:paragraph-rsid="0005d3b3" style:font-weight-asian="bold" style:font-weight-complex="bold"/>
    </style:style>
    <style:style style:name="T1" style:family="text">
      <style:text-properties officeooo:rsid="0005d3b3"/>
    </style:style>
    <style:style style:name="T2" style:family="text">
      <style:text-properties fo:color="#ff420e" loext:opacity="100%"/>
    </style:style>
    <style:style style:name="T3" style:family="text">
      <style:text-properties officeooo:rsid="0007ae0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18c3"/>
    </style:style>
    <style:style style:name="T6" style:family="text">
      <style:text-properties fo:color="#004586" loext:opacity="100%" fo:font-weight="bold" style:font-weight-asian="bold" style:font-weight-complex="bold"/>
    </style:style>
    <style:style style:name="T7" style:family="text">
      <style:text-properties officeooo:rsid="000990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uan Manuel Sánchez</text:p>
      <text:p text:style-name="P11">William Andrés Gómez</text:p>
      <text:p text:style-name="P11"><text:tab/><text:tab/></text:p>
      <text:p text:style-name="P11"><text:tab/><text:tab/><text:tab/><text:tab/><text:tab/>PARCIAL FINAL</text:p>
      <text:p text:style-name="P6"/>
      <text:p text:style-name="P6"/>
      <text:p text:style-name="P6">#1</text:p>
      <text:p text:style-name="P1">alfa=0,1</text:p>
      <text:p text:style-name="P1">* <text:span text:style-name="T1">Verificamos si los datos tienen distribución normal, para poder aplicar un test de varianza en ellos.</text:span></text:p>
      <text:p text:style-name="P1">&gt; shapiro.test(roman)</text:p>
      <text:p text:style-name="P1"><text:tab/>Shapiro-Wilk normality test</text:p>
      <text:p text:style-name="P1">data: <text:s/>roman</text:p>
      <text:p text:style-name="P1">W = 0.97355, p-value = 0.6401</text:p>
      <text:p text:style-name="P1">&gt; shapiro.test(early)</text:p>
      <text:p text:style-name="P1"><text:tab/>Shapiro-Wilk normality test</text:p>
      <text:p text:style-name="P1">data: <text:s/>early</text:p>
      <text:p text:style-name="P1">W = 0.97481, p-value = 0.6772</text:p>
      <text:p text:style-name="P2"><text:span text:style-name="T6">Los datos de “Nasal height” son normales para ambos periodos de interes.</text:span></text:p>
      <text:p text:style-name="P1">* <text:span text:style-name="T1">Bajo el supeusto de normalidad, </text:span><text:s/>hacemos un <text:span text:style-name="T1">TEST DE VARIANZAS</text:span></text:p>
      <text:p text:style-name="P1"><text:tab/><text:span text:style-name="T2">H1: var1/var2 ≃1</text:span></text:p>
      <text:p text:style-name="P1"><text:span text:style-name="T2"><text:tab/>H0: var1/var2=1</text:span></text:p>
      <text:p text:style-name="P1">&gt; var.test(roman, early , <text:s/>conf.level = 0.9 )</text:p>
      <text:p text:style-name="P1">F test to compare two variances</text:p>
      <text:p text:style-name="P1">data: <text:s/>roman and early</text:p>
      <text:p text:style-name="P1">F = 1.8105, num df = 29, denom df = 29, p-value = 0.1156</text:p>
      <text:p text:style-name="P1">alternative hypothesis: true ratio of variances is not equal to 1</text:p>
      <text:p text:style-name="P1">90 percent confidence interval:</text:p>
      <text:p text:style-name="P1"><text:s/>0.9729657 3.3690097</text:p>
      <text:p text:style-name="P1">sample estimates:</text:p>
      <text:p text:style-name="P1">ratio of variances </text:p>
      <text:p text:style-name="P1"><text:s text:c="10"/>1.810506 </text:p>
      <text:p text:style-name="P3">p-value=0.1156 &gt; alfa=0.1 : Por tanto No hay evidencia suficiente para rechazar la hipótesis nula. Las varianzas son IGUALES.</text:p>
      <text:p text:style-name="P1"><text:s/>*</text:p>
      <text:p text:style-name="P16">H1: mu1 ≃ mu2</text:p>
      <text:p text:style-name="P1"><text:span text:style-name="T2">H0: mu1 = mu2</text:span></text:p>
      <text:p text:style-name="P1">&gt; t.test(roman, early, var.equal = TRUE)</text:p>
      <text:p text:style-name="P1"><text:tab/>Two Sample t-test</text:p>
      <text:p text:style-name="P1">data: <text:s/>roman and early</text:p>
      <text:p text:style-name="P1">t = 0.98522, df = 58, p-value = 0.3286</text:p>
      <text:p text:style-name="P1">alternative hypothesis: true difference in means is not equal to 0</text:p>
      <text:p text:style-name="P1">95 percent confidence interval:</text:p>
      <text:p text:style-name="P1"><text:s/>-0.8597938 <text:s/>2.5264605</text:p>
      <text:p text:style-name="P1">sample estimates:</text:p>
      <text:p text:style-name="P1">mean of x mean of y </text:p>
      <text:p text:style-name="P1"><text:s/>51.36667 <text:s/>50.53333</text:p>
      <text:p text:style-name="P18">Como el p-value =0.32 &gt; 0.1 No rechazamos la hipotesis nula. Por tanto decimos que existe evidencia suficiente para afirmar un un 90% de confianza que la longitud de la nariz era diferente en ambos periodos. 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7">#2</text:p>
      <text:p text:style-name="P7"><text:span text:style-name="T3">¿</text:span>long baialveolar_tardio &gt; long_baialveolar_ptolatico?</text:p>
      <text:p text:style-name="P7"/>
      <text:p text:style-name="P8">H1: miu1 -miu2≃0</text:p>
      <text:p text:style-name="P8">H0: miu1-miu2=0</text:p>
      <text:p text:style-name="P12">late &lt;- subset(datos , select = Basialveolar_length, subset =Period == "Late_predynastic", drop=TRUE )</text:p>
      <text:p text:style-name="P12">ptoleomaico &lt;- subset(datos , select = Basialveolar_length, subset =Period == "Ptolemaic_period", drop=TRUE )</text:p>
      <text:p text:style-name="P12"/>
      <text:p text:style-name="P12">shapiro.test(late)</text:p>
      <text:p text:style-name="P12">shapiro.test(ptoleomaico)</text:p>
      <text:p text:style-name="P12">var.test(late, ptoleomaico , <text:s/>conf.level = 0.93 )</text:p>
      <text:p text:style-name="P12">t.test(late,ptoleomaico, var.equal = TRUE, conf.level = 0.93)</text:p>
      <text:p text:style-name="P12"/>
      <text:p text:style-name="P12">&gt; shapiro.test(late)</text:p>
      <text:p text:style-name="P12"><text:tab/>Shapiro-Wilk normality test</text:p>
      <text:p text:style-name="P12">data: <text:s/>late</text:p>
      <text:p text:style-name="P12">W = 0.97728,<text:span text:style-name="T4"> p-value = 0.7495</text:span></text:p>
      <text:p text:style-name="P12">&gt; shapiro.test(ptoleomaico)</text:p>
      <text:p text:style-name="P12"><text:tab/>Shapiro-Wilk normality test</text:p>
      <text:p text:style-name="P12">data: <text:s/>ptoleomaico</text:p>
      <text:p text:style-name="P12">W = 0.96957, <text:span text:style-name="T4">p-value = 0.5276</text:span></text:p>
      <text:p text:style-name="P12">&gt; var.test(late, ptoleomaico , <text:s/>conf.level = 0.93 )</text:p>
      <text:p text:style-name="P12"><text:tab/>F test to compare two variances</text:p>
      <text:p text:style-name="P12">data: <text:s/>late and ptoleomaico</text:p>
      <text:p text:style-name="P12">F = 0.89599, num df = 29, denom df = 29, <text:span text:style-name="T4">p-value = 0.7694</text:span></text:p>
      <text:p text:style-name="P12">alternative hypothesis: true ratio of variances is not equal to 1</text:p>
      <text:p text:style-name="P12">93 percent confidence interval:</text:p>
      <text:p text:style-name="P12"><text:s/>0.4515566 1.7778372</text:p>
      <text:p text:style-name="P12">sample estimates:</text:p>
      <text:p text:style-name="P12">ratio of variances </text:p>
      <text:p text:style-name="P12"><text:s text:c="9"/>0.8959878 </text:p>
      <text:p text:style-name="P12"/>
      <text:p text:style-name="P4">Por las anteriores pruebas de hipotesis podemos ver que el p-value es &gt; que alfa=0.07. Por tanto no podemos rechazar las hipotesis nulas y decimos que los datos tienen distribucion normal y que sus varianzas son iguales.</text:p>
      <text:p text:style-name="P12">&gt; t.test(late,ptoleomaico, var.equal = TRUE, conf.level = 0.93)</text:p>
      <text:p text:style-name="P12"><text:tab/>Two Sample t-test</text:p>
      <text:p text:style-name="P12">data: <text:s/>late and ptoleomaico</text:p>
      <text:p text:style-name="P12">t = 3.9271, df = 58, p-value = 0.000231</text:p>
      <text:p text:style-name="P12">alternative hypothesis: true difference in means is not equal to 0</text:p>
      <text:p text:style-name="P12">93 percent confidence interval:</text:p>
      <text:p text:style-name="P12"><text:soft-page-break/><text:s/>2.402388 6.664279</text:p>
      <text:p text:style-name="P12">sample estimates:</text:p>
      <text:p text:style-name="P12">mean of x mean of y </text:p>
      <text:p text:style-name="P12"><text:s/>99.06667 <text:s/>94.53333 </text:p>
      <text:p text:style-name="P12"/>
      <text:p text:style-name="P13">Con base al anterior test de diferencia de medias, podemos rechazar la hipotesis nula ya que el p-value es 0,000231 mucho menor que alfa=0.07. Entonces concluimos que la diferencia de medias no son iguales. Pero ademas, como obtenemos el intervalo de confianza IC del 93% que es un intervalo positivo que no contiene al cero, podemos concluir que la media en el periodo “Late” es mayor a la del periodo “ptoleomaico”. </text:p>
      <text:p text:style-name="P13">En otras palabras, existe evidencia suficiente para decir con un 93% de confianza que la Longitud Basialveolar media es mayor en el periodo “Late predynastic” que en el periodo “Ptolemaic peiod”.</text:p>
      <text:p text:style-name="P13"/>
      <text:p text:style-name="P13"/>
      <text:p text:style-name="P10">#3. </text:p>
      <text:p text:style-name="P13">din_12_13 &lt;- subset(datos , select = Basibregmatic_height, subset =Period == "12th_and_13th_Dynasty", drop=TRUE )</text:p>
      <text:p text:style-name="P13">* <text:span text:style-name="T5">Verificamos el supuesto de Nomralidad, para poder aplicar la prueba Chi² para la varianza de la población.</text:span></text:p>
      <text:p text:style-name="P12">&gt; shapiro.test(din_12_13)</text:p>
      <text:p text:style-name="P12"><text:tab/>Shapiro-Wilk normality test</text:p>
      <text:p text:style-name="P12">data: <text:s/>din_12_13</text:p>
      <text:p text:style-name="P12">W = 0.98322, p-value = 0.9031</text:p>
      <text:p text:style-name="P9">Del anterior test, no rechazamos la hipotesis nula y conluimos que la altura basiobregmatica en las dinastias 12 y 13 tiene una distribucion Normal.</text:p>
      <text:p text:style-name="P14"/>
      <text:p text:style-name="P14">IC: <text:tab/>lim_inf &lt;- (length(din_12_13)-1)*var(din_12_13)/qchisq(0.925,length(din_12_13)-1)</text:p>
      <text:p text:style-name="P14"><text:tab/>lim_sup &lt;- (length(din_12_13)-1)*var(din_12_13)/qchisq(0.075,length(din_12_13)-1)</text:p>
      <text:p text:style-name="P14"><text:tab/>cbind(lim_inf,lim_sup)</text:p>
      <text:p text:style-name="P14"/>
      <text:p text:style-name="P14"><text:tab/>IC_85% : [17.71635 <text:s/>, <text:s/>38.12661]</text:p>
      <text:p text:style-name="P14"/>
      <text:p text:style-name="P9">4#</text:p>
      <text:p text:style-name="P17">H1: miu&lt;110</text:p>
      <text:p text:style-name="P17">H0: miu&gt;= 110</text:p>
      <text:p text:style-name="P14">*<text:span text:style-name="T7">Primero verificamos la normalidad de los datos:</text:span></text:p>
      <text:p text:style-name="P14">&gt; shapiro.test(max.brea)</text:p>
      <text:p text:style-name="P14"><text:tab/>Shapiro-Wilk normality test</text:p>
      <text:p text:style-name="P14">data: <text:s/>max.brea</text:p>
      <text:p text:style-name="P14">W = 0.99133, p-value = 0.4925</text:p>
      <text:p text:style-name="P5">Concluimos que los datos tienen distribución Normal.</text:p>
      <text:p text:style-name="P15">&gt; t.test(max.brea, mu=110, alternative=c("less"))</text:p>
      <text:p text:style-name="P15"><text:tab/>One Sample t-test</text:p>
      <text:p text:style-name="P15">data: <text:s/>max.brea</text:p>
      <text:p text:style-name="P15">t = 60.035, df = 149, p-value = 1</text:p>
      <text:p text:style-name="P15">alternative hypothesis: true mean is less than 110</text:p>
      <text:p text:style-name="P15">95 percent confidence interval:</text:p>
      <text:p text:style-name="P15"><text:s text:c="5"/>-Inf 134.6343</text:p>
      <text:p text:style-name="P15">sample estimates:</text:p>
      <text:p text:style-name="P15"><text:soft-page-break/>mean of x </text:p>
      <text:p text:style-name="P15"><text:s/>133.9733 </text:p>
      <text:p text:style-name="P14"/>
      <text:p text:style-name="P14"/>
      <text:p text:style-name="P14"/>
      <text:p text:style-name="P5">Según la prueba de hipótesis anterior, tenemos un p-value=1, no podemos rechazar la hipótesis nula y por tanto decimos que , con un 88% confianza, la amplitud promedio máxima de los cráneos ignorando los periodos históricos es mayor que 110mm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5-24T10:32:57.313005297</dc:date>
    <meta:editing-duration>PT17M24S</meta:editing-duration>
    <meta:editing-cycles>2</meta:editing-cycles>
    <meta:generator>LibreOffice/7.2.5.2$Linux_X86_64 LibreOffice_project/499f9727c189e6ef3471021d6132d4c694f357e5</meta:generator>
    <meta:document-statistic meta:table-count="0" meta:image-count="0" meta:object-count="0" meta:page-count="4" meta:paragraph-count="117" meta:word-count="766" meta:character-count="5042" meta:non-whitespace-character-count="4305"/>
  </office:meta>
</office:document-meta>
</file>